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fo:margin-bottom="0.1667in"/>
      <style:text-properties style:font-name="Times" fo:font-size="21.0pt"/>
    </style:style>
    <style:style style:name="P2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21.0pt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21.0pt" fo:color="#fb0007"/>
    </style:style>
    <style:style style:name="T1" style:family="text">
      <style:text-properties fo:letter-spacing="0.0000in"/>
    </style:style>
    <style:style style:name="T2" style:family="text">
      <style:text-properties fo:font-weight="bold" fo:font-weight-asian="bold" fo:font-weight-complex="bold" fo:letter-spacing="0.0000in" fo:color="#fb0007"/>
    </style:style>
    <style:style style:name="T3" style:family="text">
      <style:text-properties fo:font-style="italic" fo:font-style-asian="italic" fo:font-style-complex="italic" fo:letter-spacing="0.0000in" fo:color="#fb0007"/>
    </style:style>
    <style:style style:name="T4" style:family="text">
      <style:text-properties style:text-underline-style="solid" fo:letter-spacing="0.0000in" fo:color="#fb0007"/>
    </style:style>
    <style:style style:name="T5" style:family="text">
      <style:text-properties fo:letter-spacing="0.0000in" fo:color="#fb0007"/>
    </style:style>
    <style:style style:name="T6" style:family="text">
      <style:text-properties fo:font-style="italic" fo:font-style-asian="italic" fo:font-style-complex="italic" style:text-underline-style="solid" fo:letter-spacing="0.0000in" fo:color="#fb0007"/>
    </style:style>
    <style:style style:name="T7" style:family="text">
      <style:text-properties fo:letter-spacing="0.0000in" fo:color="#0000ff"/>
    </style:style>
    <style:style style:name="T8" style:family="text">
      <style:text-properties fo:color="#000000"/>
    </style:style>
    <style:style style:name="T9" style:family="text">
      <style:text-properties fo:letter-spacing="0.0000in" fo:color="#000000"/>
    </style:style>
    <style:style style:name="T10" style:family="text">
      <style:text-properties fo:font-style="italic" fo:font-style-asian="italic" fo:font-style-complex="italic" fo:letter-spacing="0.0000in" fo:color="#000000"/>
    </style:style>
    <style:style style:name="T11" style:family="text">
      <style:text-properties fo:font-style="italic" fo:font-style-asian="italic" fo:font-style-complex="italic" fo:letter-spacing="0.0000in"/>
    </style:style>
    <style:style style:name="T12" style:family="text">
      <style:text-properties style:text-underline-style="solid" fo:letter-spacing="0.0000in"/>
    </style:style>
    <style:style style:name="T13" style:family="text">
      <style:text-properties fo:color="#fb0007"/>
    </style:style>
    <style:style style:name="T14" style:family="text">
      <style:text-properties fo:font-style="italic" fo:font-style-asian="italic" fo:font-style-complex="italic" style:text-underline-style="solid" fo:letter-spacing="0.0000in"/>
    </style:style>
    <style:style style:name="T15" style:family="text">
      <style:text-properties fo:font-weight="bold" fo:font-weight-asian="bold" fo:font-weight-complex="bold" fo:letter-spacing="0.0000in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Abbiamo iniziato a discutere la </text:span><text:span text:style-name="T2">PERCOLAZIONE</text:span><text:span text:style-name="T1">. Si è trattato di fare i primi passi nel problema: lo studio del problema ci accompagnerà per un po'. Abbiamo già accennato (però) un interessante aspetto che ci piace sottolineare: si tratta di un </text:span><text:span text:style-name="T3">modello capace di rendere ragione di tanti diversi problemi</text:span><text:span text:style-name="T1"><text:s/>(il percolato della spazzatura, la preparazione del caffè, la propagazione di epidemie, la propagazione di incendi in foreste, oppure il passaggio di una miscela di granulato da isolante a conduttore al variare della concentrazione di grani mettalici...).</text:span></text:p>
      <text:p text:style-name="P1"><text:span text:style-name="T1">Il modo in cui abbiamo introdotto il problema è sostanzialmente intuitivo. Per difinire il nostro problema siamo dunque passati dai seguenti passaggi logici:</text:span></text:p>
      <text:list text:style-name="L1">
        <text:list-item>
          <text:p text:style-name="P2"><text:span text:style-name="T1">Abbiamo definito cosa sia per noi un </text:span><text:span text:style-name="T4">RETICOLO QUADRATO</text:span><text:span text:style-name="T1">: si tratta di un </text:span><text:span text:style-name="T4">INSIEME DI PUNTI</text:span><text:span text:style-name="T1"> in cui ciascun punto (membro dell'insieme) sappia riconoscere un </text:span><text:span text:style-name="T4">ORDINE LOCALE</text:span><text:span text:style-name="T1">. Questo vuol dire che per ogni punto sono definiti </text:span><text:span text:style-name="T5">4 </text:span><text:span text:style-name="T6">primi vicini</text:span><text:span text:style-name="T1"> (rispettivamente a sx, dx, sopra e sotto...) e </text:span><text:span text:style-name="T5">4 </text:span><text:span text:style-name="T3">secondi vicini</text:span><text:span text:style-name="T1"> (uno per ogni quadrante; in termini di rappresentazione per punti cardinali: NE, SE, SO, NO). </text:span><text:span text:style-name="T5">Questo ordine è replicato in modo che esso sia valido per ogni punto a meno dei punti di FRONTIERA</text:span><text:span text:style-name="T1"> (o BORDO). Chiamiamo reticolo la struttura che risulta così definita.</text:span></text:p>
        </text:list-item>
        <text:list-item>
          <text:p text:style-name="P2"><text:span text:style-name="T1">Ovviamente, la struttura da noi vista non è generale; si tratta piuttosto di un caso particolare. Ad esempio, passando da 2 a 3 dimensioni, possiamo naturalmente definire un </text:span><text:span text:style-name="T7">reticolo cubico</text:span><text:span text:style-name="T1"> (in soldoni: guadagniamo 2 nuovi primi vicini, che possiamo denotare ad esempio aventi ed indietro; problema per voi: quanti secondi vicini si devono ora considerare?). Sia il reticolo quadrato sia quello cubico sono esempio di </text:span><text:span text:style-name="T7">reticolo ipercubico</text:span><text:span text:style-name="T1"> (in cui il numero di dimensioni è generico e ci sono 2 primi vicini per ogni direzione). L'ordine locale può poi essere diverso per diversa </text:span><text:span text:style-name="T5">geometria delle cella primitiva</text:span><text:span text:style-name="T1"> (concetto che abbiamo dato solo in termini intuitivi): si pensi ad esempio al </text:span><text:span text:style-name="T7">reticolo triangolare</text:span><text:span text:style-name="T1"> o </text:span><text:span text:style-name="T7">esagonale</text:span><text:span text:style-name="T1"> (ricordate delle api?)</text:span></text:p>
        </text:list-item>
        <text:list-item>
          <text:p text:style-name="P3"><text:span text:style-name="T8"/><text:span text:style-name="T9">Dato che sia il reticolo, </text:span><text:span text:style-name="T10">definiamo una </text:span><text:span text:style-name="T11">probabilità p che un sito sia colorato</text:span><text:span text:style-name="T10">, la </text:span><text:span text:style-name="T11">stessa per ogni sito del reticolo</text:span><text:span text:style-name="T9">.</text:span></text:p>
        </text:list-item>
        <text:list-item>
          <text:p text:style-name="P2"><text:span text:style-name="T1">Pensando ora che in ogni sito del reticolo la colorazione abbia luogo o meno in accordo alla probabilità detta, rimaniamo con un reticolo fatto di siti colorati o meno.</text:span></text:p>
        </text:list-item>
        <text:list-item>
          <text:p text:style-name="P2"><text:span text:style-name="T12">Il reticolo risulta così </text:span><text:span text:style-name="T4">partito</text:span><text:span text:style-name="T12"> fra siti </text:span><text:span text:style-name="T4">colorati</text:span><text:span text:style-name="T12"> e siti </text:span><text:span text:style-name="T4">non colorati</text:span><text:span text:style-name="T1">.</text:span></text:p>
        </text:list-item>
        <text:list-item>
          <text:p text:style-name="P3"><text:span text:style-name="T8"/><text:span text:style-name="T9">Ci fermiamo ora sui primi: i siti colorati. </text:span><text:span text:style-name="T1">Assegnamo ogni sito colorato ad un </text:span><text:span text:style-name="T12">CLUSTER</text:span><text:span text:style-name="T9">, secondo la seguente definizione procedurale: </text:span><text:span text:style-name="T11">due siti appartengono allo stesso cluster se uno può essere raggiunto dall'altro attraverso un cammino tutto fatto di passi fra primi vicini colorati</text:span><text:span text:style-name="T9">.</text:span></text:p>
        </text:list-item>
        <text:list-item>
          <text:p text:style-name="P2"><text:span text:style-name="T1">Risulta facile verificare che la relazione così definita soddisfa le proprietà richieste per una </text:span><text:span text:style-name="T4">relazione di equivalenza</text:span><text:span text:style-name="T1">: </text:span><text:span text:style-name="T11">una </text:span><text:span text:style-name="T3">relazione binaria</text:span><text:span text:style-name="T11"> è di equivalenza se </text:span><text:span text:style-name="T3">soddisfa le proprietà riflessiva, simmetrica e transitiva</text:span><text:span text:style-name="T1">.</text:span></text:p>
        </text:list-item>
        <text:list-item>
          <text:p text:style-name="P3"><text:span text:style-name="T8"/><text:span text:style-name="T9">La cosa per noi importante è che </text:span><text:span text:style-name="T11">ogni relazione di equivalenza data su un insieme lo partisce univocamente in CLASSI DI EQUIVALENZA</text:span><text:span text:style-name="T10"> (e ogni elemento appartiene ad una ed una sola classe)</text:span><text:span text:style-name="T9">.</text:span></text:p>
        </text:list-item>
        <text:list-item>
          <text:p text:style-name="P3"><text:span text:style-name="T1">Ogni sito colorato risulta dunque appartenere ad uno ed un solo cluster</text:span><text:span text:style-name="T9">.</text:span></text:p>
        </text:list-item>
        <text:list-item>
          <text:p text:style-name="P2"><text:span text:style-name="T1">Quando </text:span><text:span text:style-name="T3">un cluster connette due pareti opposte</text:span><text:span text:style-name="T11"> del reticolo</text:span><text:span text:style-name="T1"> è detto </text:span><text:span text:style-name="T4">PERCOLANTE</text:span><text:span text:style-name="T1"> (si è realizzata sul reticolo la percolazione...)</text:span></text:p>
        </text:list-item>
        <text:list-item>
          <text:p text:style-name="P2"><text:span text:style-name="T13"/><text:span text:style-name="T5">Nel limite termodinamico</text:span><text:span text:style-name="T1"> (ovvero quando il reticolo ha dimensioni grandi rispetto ad ogni scala ... teoricamente quando esso è INFINITO) si verifica che </text:span><text:span text:style-name="T5">c'è un </text:span><text:span text:style-name="T4">VALORE DI SOGLIA</text:span><text:span text:style-name="T5"> per la probabilità di colorazione</text:span><text:span text:style-name="T1">, </text:span><text:span text:style-name="T5">al di sotto del quale</text:span><text:span text:style-name="T1"> non si realizza la percolazione (si ha </text:span><text:span text:style-name="T5">probabilità di percolazione nulla</text:span><text:span text:style-name="T1">) e </text:span><text:span text:style-name="T5">al di sopra del quale</text:span><text:span text:style-name="T1"> si ha sempre percolazione (si ha </text:span><text:span text:style-name="T5">probabilità di percolazione pari a 1</text:span><text:span text:style-name="T1">).</text:span></text:p>
        </text:list-item>
        <text:list-item>
          <text:p text:style-name="P2"><text:span text:style-name="T1">Per studiare il fenomeno, avremo bisogno di riconoscere i cluster (problema del </text:span><text:span text:style-name="T3">cluster finding</text:span><text:span text:style-name="T1">)... per prima cosa, però, dobbiamo saper creare e colorare il reticolo.</text:span></text:p>
        </text:list-item>
      </text:list>
      <text:p text:style-name="P1"><text:span text:style-name="T1">Quest'ultima cosa è strettamente legata al problema di simulare in Matlab la </text:span><text:span text:style-name="T11">realizzazione di un evento cui sia associata la probabilità di realizzazione p</text:span><text:span text:style-name="T1">. Il comando </text:span><text:span text:style-name="T11">rand&lt;p</text:span><text:span text:style-name="T1"> ci restituisce una </text:span><text:span text:style-name="T11">ans</text:span><text:span text:style-name="T1"> che un valore </text:span><text:span text:style-name="T11">booleano</text:span><text:span text:style-name="T1"> (dal nostro punto di vista: </text:span><text:span text:style-name="T11">1 se il fenomeno si realizza, 0 in caso contrario</text:span><text:span text:style-name="T1">). Il passo è stato breve per capire come sia facile creare un reticolo in accordo alla regola di colorazione che descrivevamo poco sopra...</text:span></text:p>
      <text:p text:style-name="P1"><text:span text:style-name="T1">Semplici esperimenti numerici ci hanno introdotto (a partire dalla creazione del reticolo colorato con probabilità data) a riconoscere un nuovo esempio di </text:span><text:span text:style-name="T14">stabilità di certi risultati nel limite termodinamico</text:span><text:span text:style-name="T1">. Per la precisione, riconoscendo la colorazione del reticolo essenzialmente come un problem di </text:span><text:span text:style-name="T15">prove ripetute</text:span><text:span text:style-name="T1"><text:s/>(per ogni sito provo a colorare con la stessa probabilità...), la distribuzione di probabilità che sarà in gioco sarà la </text:span><text:span text:style-name="T15">distribuzione binomiale</text:span><text:span text:style-name="T1"> (o di </text:span><text:span text:style-name="T15">Bernoulli</text:span><text:span text:style-name="T1">). Ogni volta possiamo dunque stimare facilemnte il valor medio del numero di siti colorati. La </text:span><text:span text:style-name="T15">deviazione relativa dal valor medio</text:span><text:span text:style-name="T1"><text:s/>appariva sempre </text:span><text:span text:style-name="T15">meno importante al crescere del numero di siti</text:span><text:span text:style-name="T1">: perché?</text:span></text:p>
      <text:p text:style-name="P1"><text:span text:style-name="T1">CI siamo lasciati con qualche riflessione su </text:span><text:span text:style-name="T14">algoritmi di cluster-finding</text:span><text:span text:style-name="T1"><text:s/>(evidentemente, per riconoscere la eventuale avvenuta percolazione, abbiamo bisogno di riconoscere i cluster che si vengono a formare...)</text:span></text:p>
      <text:p text:style-name="P1"><text:span text:style-name="T1">Una ultima nota: abbiamo provato a consultare una tabella dei valori di soglie di percolazione al variare del </text:span><text:span text:style-name="T11">tipo</text:span><text:span text:style-name="T1"><text:s/>di reticolo e del </text:span><text:span text:style-name="T11">modello </text:span><text:span text:style-name="T1">di percolazione (ricordate? percolazione </text:span><text:span text:style-name="T14">per siti o per legami</text:span><text:span text:style-name="T1">). Abbiamo scoperto che la maggior parte dei risultati non vengono da calcoli analitici esatti ... quindi c'è spazio per le nostre simulazioni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2</meta:generator>
  </office:meta>
</office:document-meta>
</file>